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Standard">
      <style:text-properties fo:language="nl" fo:country="NL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Title" style:master-page-name="MP0">
      <style:paragraph-properties style:page-number="auto" fo:break-before="page"/>
      <style:text-properties fo:language="nl" fo:country="NL"/>
    </style:style>
    <style:style style:name="P4" style:family="paragraph" style:parent-style-name="Heading_20_1">
      <style:text-properties style:font-name="Calibri1" fo:font-size="11pt" style:font-size-asian="11pt" style:font-size-complex="11pt"/>
    </style:style>
    <style:style style:name="P5" style:family="paragraph" style:parent-style-name="Lijstalinea" style:list-style-name="L1">
      <style:text-properties fo:language="en" fo:country="GB"/>
    </style:style>
    <style:style style:name="P6" style:family="paragraph" style:parent-style-name="Lijstalinea" style:list-style-name="L2">
      <style:text-properties fo:language="en" fo:country="GB"/>
    </style:style>
    <style:style style:name="P7" style:family="paragraph" style:parent-style-name="Lijstalinea" style:list-style-name="L2"/>
    <style:style style:name="P8" style:family="paragraph" style:parent-style-name="Lijstalinea" style:list-style-name="L3"/>
    <style:style style:name="P9" style:family="paragraph" style:parent-style-name="Standard" style:list-style-name="L4"/>
    <style:style style:name="P10" style:family="paragraph" style:parent-style-name="Standard" style:list-style-name="L4">
      <style:text-properties officeooo:rsid="0010c496" officeooo:paragraph-rsid="0010c496"/>
    </style:style>
    <style:style style:name="P11" style:family="paragraph" style:parent-style-name="Standard" style:list-style-name="L5">
      <style:text-properties officeooo:rsid="00120c0c" officeooo:paragraph-rsid="00120c0c"/>
    </style:style>
    <style:style style:name="T1" style:family="text">
      <style:text-properties fo:language="en" fo:country="GB" officeooo:rsid="000c4057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sis Papers:</text:p>
      <text:p text:style-name="P1"/>
      <text:p text:style-name="P2">On the Role of Canonicity in Knowledge Compilation</text:p>
      <text:list xml:id="list3754933783" text:style-name="L1">
        <text:list-item>
          <text:p text:style-name="P5">2015</text:p>
        </text:list-item>
        <text:list-item>
          <text:p text:style-name="P5">Over canoniciteit, complexiteit van apply operatie op compressed sdd’s</text:p>
        </text:list-item>
      </text:list>
      <text:p text:style-name="P2">SDD: A New Canonical Representation of Propositional Knowledge Bases</text:p>
      <text:list xml:id="list62729127" text:style-name="L2">
        <text:list-item>
          <text:p text:style-name="P6">2010</text:p>
        </text:list-item>
        <text:list-item>
          <text:p text:style-name="P7">Over SDD, algo voor apply operatie in polytime voor normale sdd’s, eerste benchmark results</text:p>
        </text:list-item>
      </text:list>
      <text:p text:style-name="P2">Basing Decisions on Sentences in Decision Diagrams</text:p>
      <text:list xml:id="list519093762" text:style-name="L3">
        <text:list-item>
          <text:p text:style-name="P8">2012</text:p>
        </text:list-item>
        <text:list-item>
          <text:p text:style-name="P8">Over effect van vtree op grootte sdd: </text:p>
          <text:list>
            <text:list-item>
              <text:p text:style-name="P8">swappen links naar rechts van node van vtree -&gt; groot effect</text:p>
            </text:list-item>
            <text:list-item>
              <text:p text:style-name="P8">sdd kan bij dezelfde order exponentieel kleiner zijn dan obdd’s</text:p>
            </text:list-item>
          </text:list>
        </text:list-item>
      </text:list>
      <text:p text:style-name="P2">SDDs are Exponentially More Succinct than OBDDs</text:p>
      <text:p text:style-name="P2">Dynamic Minimization of Sentential Decision Diagrams</text:p>
      <text:p text:style-name="Standard"><text:span text:style-name="T1">T</text:span><text:a xlink:type="simple" xlink:href="https://kuleuven.limo.libis.be/discovery/fulldisplay?docid=lirias1464246&amp;context=SearchWebhook&amp;vid=32KUL_KUL:Lirias&amp;lang=en&amp;search_scope=lirias_profile&amp;adaptor=SearchWebhook&amp;tab=LIRIAS&amp;query=any%2Ccontains%2CLIRIAS1464246&amp;offset=0" text:style-name="Internet_20_link" text:visited-style-name="Visited_20_Internet_20_Link">ractable learning for complex probability queries</text:a></text:p>
      <text:h text:style-name="P4" text:outline-level="1"><text:bookmark text:name="screen-reader-main-title"/>On probabilistic inference by weighted model counting</text:h>
      <text:list xml:id="list3855096617" text:style-name="L4">
        <text:list-item>
          <text:p text:style-name="P10">2008</text:p>
        </text:list-item>
        <text:list-item>
          <text:p text:style-name="P9">about how to use model counting for state-of-the-art probabilistic reasoning</text:p>
        </text:list-item>
      </text:list>
      <text:p text:style-name="Standard"><text:a xlink:type="simple" xlink:href="https://ojs.aaai.org/index.php/AAAI/article/view/16511/16318" office:target-frame-name="_blank" xlink:show="new" text:style-name="Internet_20_link" text:visited-style-name="Visited_20_Internet_20_Link">Symmetric Component Caching for Model Counting on Combinatorial Instances</text:a></text:p>
      <text:list xml:id="list1151465941" text:style-name="L5">
        <text:list-item>
          <text:p text:style-name="P11">2021</text:p>
        </text:list-item>
        <text:list-item>
          <text:p text:style-name="P11">about how to automatically count models, check out our conference paper that improves the model counting process by exploiting structural symmetries!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nl" fo:country="B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nl" fo:country="B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Title" style:family="paragraph" style:parent-style-name="Standard" style:next-style-name="Standard" style:class="chapter">
      <style:paragraph-properties fo:margin-top="0cm" fo:margin-bottom="0cm" loext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Lijstalinea" style:family="paragraph" style:parent-style-name="Standard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tandaardalinea-lettertype" style:family="text"/>
    <style:style style:name="Titel_20_Char" style:display-name="Titel Char" style:family="text" style:parent-style-name="Standaardalinea-lettertype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Gijs Vliegen</meta:initial-creator>
    <meta:creation-date>2023-10-18T00:43:00Z</meta:creation-date>
    <dc:date>2023-10-23T21:39:18.935193476</dc:date>
    <meta:editing-cycles>6</meta:editing-cycles>
    <meta:editing-duration>PT11M41S</meta:editing-duration>
    <meta:document-statistic meta:table-count="0" meta:image-count="0" meta:object-count="0" meta:page-count="1" meta:paragraph-count="21" meta:word-count="160" meta:character-count="1036" meta:non-whitespace-character-count="908"/>
    <meta:template xlink:type="simple" xlink:actuate="onRequest" xlink:title="" xlink:href="../../../../../../media/gijs/Windows-SSD/Users/gijsv/mijn%20shit/school/23-24/thesis/Papers%20overzicht.odt/Normal"/>
  </office:meta>
</office:document-meta>
</file>